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B6000000B5F928CC124A146E1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fill-color="#ffffff" fo:min-height="5.88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paragraph-properties style:writing-mode="lr-tb"/>
      <style:text-properties style:font-name="Andika" fo:language="de" fo:country="DE"/>
    </style:style>
    <style:style style:name="P2" style:family="paragraph">
      <style:paragraph-properties fo:text-align="center"/>
    </style:style>
    <style:style style:name="T1" style:family="text">
      <style:text-properties style:font-name="Andika" fo:font-size="24pt" fo:language="de" fo:country="DE" fo:font-weight="bold" style:font-size-asian="24pt" style:font-weight-asian="bold" style:font-size-complex="24pt" style:font-weight-complex="bold"/>
    </style:style>
    <style:style style:name="T2" style:family="text">
      <style:text-properties style:font-name="Andika" fo:font-size="10pt" fo:language="de" fo:country="DE" fo:font-weight="bold" style:font-size-asian="10pt" style:font-weight-asian="bold" style:font-size-complex="10pt" style:font-weight-complex="bold"/>
    </style:style>
    <style:style style:name="T3" style:family="text">
      <style:text-properties style:font-name="Andika" fo:font-size="22pt" fo:language="de" fo:country="DE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9.525cm" svg:height="6.148cm" svg:x="0.495cm" svg:y="0.53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6.336cm" svg:y="0.9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0.53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15.861cm" svg:y="0.96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6.66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6.336cm" svg:y="7.09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6.663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15.861cm" svg:y="7.096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12.814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6.336cm" svg:y="13.247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12.814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15.861cm" svg:y="13.247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0.495cm" svg:y="18.955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6.336cm" svg:y="19.38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  <draw:g>
          <draw:frame draw:style-name="gr1" draw:text-style-name="P1" draw:layer="layout" svg:width="9.525cm" svg:height="6.148cm" svg:x="10.02cm" svg:y="18.955cm">
            <draw:text-box>
              <text:p><text:span text:style-name="T1">Sich freiwillig</text:span></text:p>
              <text:p><text:span text:style-name="T1">nicht (mehr)</text:span></text:p>
              <text:p><text:span text:style-name="T1">fortpflanzen.</text:span></text:p>
              <text:p><text:span text:style-name="T2"/></text:p>
              <text:p><text:span text:style-name="T3">antinatalismus-jetzt.de</text:span></text:p>
            </draw:text-box>
          </draw:frame>
          <draw:frame draw:style-name="gr2" draw:text-style-name="P2" draw:layer="layout" svg:width="3.557cm" svg:height="3.538cm" svg:x="15.861cm" svg:y="19.388cm">
            <draw:image xlink:href="Pictures/10000000000000B6000000B5F928CC124A146E13.png" xlink:type="simple" xlink:show="embed" xlink:actuate="onLoad" draw:mime-type="image/png">
              <text:p/>
            </draw:image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ndika" svg:font-family="Andik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.44cm" fo:margin-bottom="1cm" fo:margin-left="0.368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36.093000000</meta:creation-date>
    <meta:generator>LibreOffice/7.3.7.2$Linux_X86_64 LibreOffice_project/30$Build-2</meta:generator>
    <dc:date>2024-05-11T15:09:22.994044351</dc:date>
    <meta:editing-duration>PT1H17M1S</meta:editing-duration>
    <meta:editing-cycles>21</meta:editing-cycles>
    <meta:document-statistic meta:object-count="24"/>
  </office:meta>
</office:document-meta>
</file>